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578" officeooo:paragraph-rsid="00182578"/>
    </style:style>
    <style:style style:name="P2" style:family="paragraph" style:parent-style-name="Standard" style:list-style-name="L1">
      <style:text-properties officeooo:rsid="00182578" officeooo:paragraph-rsid="00182578"/>
    </style:style>
    <style:style style:name="P3" style:family="paragraph" style:parent-style-name="Standard" style:list-style-name="L5">
      <style:text-properties officeooo:paragraph-rsid="00182578"/>
    </style:style>
    <style:style style:name="P4" style:family="paragraph" style:parent-style-name="Standard" style:list-style-name="L1">
      <style:text-properties officeooo:paragraph-rsid="00182578"/>
    </style:style>
    <style:style style:name="P5" style:family="paragraph" style:parent-style-name="Standard">
      <style:text-properties officeooo:paragraph-rsid="00182578"/>
    </style:style>
    <style:style style:name="P6" style:family="paragraph" style:parent-style-name="Standard" style:list-style-name="L6">
      <style:text-properties fo:font-size="12pt" fo:font-weight="normal" officeooo:rsid="00182578" officeooo:paragraph-rsid="00182578" style:font-size-asian="10.5pt" style:font-weight-asian="normal" style:font-size-complex="12pt" style:font-weight-complex="normal"/>
    </style:style>
    <style:style style:name="P7" style:family="paragraph" style:parent-style-name="Standard" style:list-style-name="L6">
      <style:text-properties fo:font-size="12pt" fo:font-weight="normal" officeooo:rsid="0019203b" officeooo:paragraph-rsid="0019203b" style:font-size-asian="10.5pt" style:font-weight-asian="normal" style:font-size-complex="12pt" style:font-weight-complex="normal"/>
    </style:style>
    <style:style style:name="T1" style:family="text">
      <style:text-properties officeooo:rsid="00182578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25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liente</text:span><text:span text:style-name="T4">:</text:span></text:p>
      <text:list xml:id="list1746689204" text:style-name="L5">
        <text:list-item>
          <text:p text:style-name="P3"><text:span text:style-name="T1">Requerimento do arquivo: <text:line-break/>cliente- ‘</text:span><text:span text:style-name="T6">Get &lt;nomedoarquivo.video&gt;’</text:span></text:p>
        </text:list-item>
      </text:list>
      <text:list xml:id="list1520790281" text:style-name="L1">
        <text:list-header>
          <text:p text:style-name="P2"><text:span text:style-name="T5">servidor- <text:s/>‘head &lt;resolucaodovideo&gt; &lt;tamanhodovideo&gt;’</text:span></text:p>
          <text:p text:style-name="P2"><text:span text:style-name="T5">cliente- ‘&lt;ok/erro&gt; &lt;tamanhodivisao&gt;’</text:span></text:p>
        </text:list-header>
      </text:list>
      <text:p text:style-name="P1"><text:span text:style-name="T5"><text:tab/><text:tab/> <text:s text:c="10"/>Inicio da transferencia</text:span></text:p>
      <text:list xml:id="list161841360257740" text:continue-numbering="true" text:style-name="L1">
        <text:list-item>
          <text:p text:style-name="P2"><text:span text:style-name="T5">Transferencia do arquivo:</text:span></text:p>
          <text:p text:style-name="P2"><text:span text:style-name="T5">1- Armazenar o buffer do cliente no HD</text:span></text:p>
        </text:list-item>
        <text:list-item>
          <text:p text:style-name="P4"><text:span text:style-name="T6">2- Leitura do MPV diretamento do HD </text:span></text:p>
        </text:list-item>
      </text:list>
      <text:p text:style-name="P5"><text:span text:style-name="T6"><text:s/></text:span></text:p>
      <text:p text:style-name="P1"><text:span text:style-name="T3">Servidor:</text:span></text:p>
      <text:list xml:id="list1384755330" text:style-name="L6">
        <text:list-item>
          <text:p text:style-name="P6"><text:span text:style-name="T5">Espera requisicao:</text:span></text:p>
          <text:p text:style-name="P7"><text:span text:style-name="T5">Definir pool de threads para espera da requisicao</text:span></text:p>
        </text:list-item>
        <text:list-item>
          <text:p text:style-name="P7"><text:span text:style-name="T5">Aceitar requisicao:</text:span></text:p>
          <text:p text:style-name="P7"><text:span text:style-name="T5">Resposta do pedido.</text:span></text:p>
          <text:p text:style-name="P7"><text:span text:style-name="T5">Divisao do arquivo.</text:span></text:p>
          <text:p text:style-name="P7"><text:span text:style-name="T5">Inicio da transferencia.</text:span></text:p>
        </text:list-item>
        <text:list-item>
          <text:p text:style-name="P7"><text:span text:style-name="T5">Transferencia:</text:span></text:p>
          <text:p text:style-name="P7"><text:span text:style-name="T5">CheckSum da divisao</text:span></text:p>
          <text:p text:style-name="P7"><text:span text:style-name="T5">Numero de serie da divisao e das datagramas</text:span></text:p>
          <text:p text:style-name="P7"><text:span text:style-name="T5">envio da divisao e esperar time para envio da próxima divisao</text:span></text:p>
        </text:list-item>
        <text:list-item>
          <text:p text:style-name="P7"><text:span text:style-name="T5">CheckSum incorreto:</text:span></text:p>
          <text:p text:style-name="P7"><text:span text:style-name="T5">Reenvio da divisao</text:span></text:p>
        </text:list-item>
        <text:list-item>
          <text:p text:style-name="P7"><text:span text:style-name="T5">Datagrama não recebido(NACK)</text:span></text:p>
          <text:p text:style-name="P7"><text:span text:style-name="T5">reenvio do data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03:29.179395186</meta:creation-date>
    <dc:date>2018-05-14T16:18:41.041532420</dc:date>
    <meta:editing-duration>PT5M1S</meta:editing-duration>
    <meta:editing-cycles>1</meta:editing-cycles>
    <meta:document-statistic meta:table-count="0" meta:image-count="0" meta:object-count="0" meta:page-count="1" meta:paragraph-count="24" meta:word-count="111" meta:character-count="695" meta:non-whitespace-character-count="610"/>
    <meta:generator>LibreOffice/5.4.6.2$Linux_X86_64 LibreOffice_project/40m0$Build-2</meta:generator>
  </office:meta>
</office:document-meta>
</file>